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6432" calcext:value-type="float">
            <text:p>72.03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202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2008" calcext:value-type="float">
            <text:p>71.69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202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202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3536" calcext:value-type="float">
            <text:p>70.96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202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5104" calcext:value-type="float">
            <text:p>70.55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201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7632" calcext:value-type="float">
            <text:p>70.20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201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2017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3752" calcext:value-type="float">
            <text:p>69.6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201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201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7112" calcext:value-type="float">
            <text:p>69.85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201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201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201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201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7648" calcext:value-type="float">
            <text:p>67.28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201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172" calcext:value-type="float">
            <text:p>67.10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2009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2224" calcext:value-type="float">
            <text:p>66.5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200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6472" calcext:value-type="float">
            <text:p>64.73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2005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2176" calcext:value-type="float">
            <text:p>63.8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200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66" calcext:value-type="float">
            <text:p>64.23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200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1952" calcext:value-type="float">
            <text:p>62.86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200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6736" calcext:value-type="float">
            <text:p>62.27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200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6048" calcext:value-type="float">
            <text:p>62.10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200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2776" calcext:value-type="float">
            <text:p>61.07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1999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199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199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3448" calcext:value-type="float">
            <text:p>60.35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199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199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199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3528" calcext:value-type="float">
            <text:p>57.18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199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199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199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924" calcext:value-type="float">
            <text:p>54.8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198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3272" calcext:value-type="float">
            <text:p>54.3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1987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198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198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198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198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197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0504" calcext:value-type="float">
            <text:p>48.9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197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197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